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01015" officeooo:paragraph-rsid="0000f1c1"/>
    </style:style>
    <style:style style:name="P3" style:family="paragraph" style:parent-style-name="Standard">
      <style:text-properties officeooo:rsid="0000f1c1" officeooo:paragraph-rsid="0000f1c1"/>
    </style:style>
    <style:style style:name="T1" style:family="text">
      <style:text-properties officeooo:rsid="0000f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ämning 4 – Rickard Petersen</text:p>
      <text:p text:style-name="P1"/>
      <text:p text:style-name="P1">Det här var definitivt den mest tidskrävande uppgiften hittills. Och den mest frustrerande. <text:span text:style-name="T1">Men också den mest kreativa.</text:span></text:p>
      <text:p text:style-name="P1"/>
      <text:p text:style-name="P1">Jag började med att försöka hålla mig så mycket till bootstrap som möjligt i hopp om att lära mig maximalt. Men en del små punkter som stod i beskrivningen gjorde det i princip omöjligt hålla sig till det. Så jag fick modifiera och prova mig fram väldigt många gånger. Sen i slutet av veckan fick jag höra från andra elever att en del lösningar jag gjort inte skulle vara ok enligt dig. Så jag fick skriva om ännu mer.</text:p>
      <text:p text:style-name="P1"/>
      <text:p text:style-name="P1"><text:span text:style-name="T1">E</text:span>n del grejer är jag medveten om att det inte kommer att ge full poäng. Som t-ex sättet ”aktuella händelser” flyttar på sig osv.</text:p>
      <text:p text:style-name="P1"/>
      <text:p text:style-name="P2">Sen är jag inte h<text:span text:style-name="T1">ä</text:span>ller helt nöjd med min slutgiltiga lösning på hur Göteborg-stockholm bilden flyttas upp brevid ”tab-pane”. Helst hade jag velat hålla en gömd kopia av bilden <text:span text:style-name="T1">i ”</text:span>tab-pane” som hade en ”visible-md” på sig och sen <text:span text:style-name="T1">låta</text:span> den kopian som fanns i vad jag kallar ”Puff” <text:span text:style-name="T1">vara gömd</text:span>. </text:p>
      <text:p text:style-name="P2">Men hörde att det inte var ok, så nu fick jag offra dynamik för att hålla mig till ”Dry” metoden och spara 4 linjers kod-upprepning. Vilket jag inte är säker på att jag skulle <text:span text:style-name="T1">vilja</text:span> göra i ”riktiga världen”.</text:p>
      <text:p text:style-name="P1"/>
      <text:p text:style-name="P1">Sen i sista sekund upptäckte jag också en detalj i instruktionerna som <text:span text:style-name="T1">förvirrade</text:span> mig. Och det var hur du <text:span text:style-name="T1">refererade</text:span> till ”sm” och ”lg” nivåerna och vad som motsvarar <text:span text:style-name="T1">tablet-gränsen</text:span> och laptop-gränsen. För det <text:span text:style-name="T1">skiljer</text:span> sig lite hur bootstrap dokumentationen definierar vilken nivå som motsvarar vilken apparat. Men antar att det kanske är utdaterat på hemsidan och att tablets <text:span text:style-name="T1">nu </text:span>har fått större och större upplösning.</text:p>
      <text:p text:style-name="P1"/>
      <text:p text:style-name="P3">Allt som allt så önskar jag så här i efterhand att jag hade sett mer på text-beskrivningen än på bilderna och inte slösat så mycket tid och energi på att få allt bootstrap-snyg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1:28:18.601145977</meta:creation-date>
    <dc:date>2015-09-27T21:59:32.403234170</dc:date>
    <meta:editing-duration>PT35S</meta:editing-duration>
    <meta:editing-cycles>1</meta:editing-cycles>
    <meta:document-statistic meta:table-count="0" meta:image-count="0" meta:object-count="0" meta:page-count="1" meta:paragraph-count="8" meta:word-count="314" meta:character-count="1789" meta:non-whitespace-character-count="1481"/>
    <meta:generator>LibreOffice/5.0.1.2.0$Linux_X86_64 LibreOffice_project/00m0$Build-2</meta:generator>
  </office:meta>
</office:document-meta>
</file>